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2.301cm" draw:z-index="0"><draw:image xlink:href="../Screen.jpg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al Arundale</meta:initial-creator>
    <meta:creation-date>2015-02-14T17:33:54.74</meta:creation-date>
    <meta:document-statistic meta:table-count="0" meta:image-count="1" meta:object-count="0" meta:page-count="1" meta:paragraph-count="0" meta:word-count="0" meta:character-count="0"/>
    <dc:date>2015-02-14T17:35:36.26</dc:date>
    <dc:creator>Neal Arundale</dc:creator>
    <meta:editing-duration>PT00H01M45S</meta:editing-duration>
    <meta:editing-cycles>1</meta:editing-cycles>
    <meta:generator>OpenOffice.org/3.2$Win32 OpenOffice.org_project/320m12$Build-9483</meta:generator>
  </office:meta>
</office:document-meta>
</file>